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" table:style-name="ta1">
        <table:shapes>
          <draw:frame draw:z-index="0" draw:style-name="gr1" draw:text-style-name="P1" svg:width="282.89mm" svg:height="180.62mm" svg:x="134.02mm" svg:y="15.14mm">
            <loext:p draw:notify-on-update-of-ranges="q1.A2:q1.A21 q1.B1:q1.B1 q1.B2:q1.B21 q1.A2:q1.A21 q1.C1:q1.C1 q1.C2:q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rial Speed</text:p>
          </table:table-cell>
          <table:table-cell office:value-type="string" calcext:value-type="string">
            <text:p>Parallel Spe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235542" calcext:value-type="float">
            <text:p>0.2355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205937" calcext:value-type="float">
            <text:p>0.205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904" calcext:value-type="float">
            <text:p>0.008904</text:p>
          </table:table-cell>
          <table:table-cell office:value-type="float" office:value="0.202196" calcext:value-type="float">
            <text:p>0.202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5984" calcext:value-type="float">
            <text:p>0.035984</text:p>
          </table:table-cell>
          <table:table-cell office:value-type="float" office:value="0.21419" calcext:value-type="float">
            <text:p>0.214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2039" calcext:value-type="float">
            <text:p>0.052039</text:p>
          </table:table-cell>
          <table:table-cell office:value-type="float" office:value="0.225467" calcext:value-type="float">
            <text:p>0.225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0919" calcext:value-type="float">
            <text:p>0.090919</text:p>
          </table:table-cell>
          <table:table-cell office:value-type="float" office:value="0.199426" calcext:value-type="float">
            <text:p>0.1994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4197" calcext:value-type="float">
            <text:p>0.134197</text:p>
          </table:table-cell>
          <table:table-cell office:value-type="float" office:value="0.205625" calcext:value-type="float">
            <text:p>0.205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934" calcext:value-type="float">
            <text:p>0.18934</text:p>
          </table:table-cell>
          <table:table-cell office:value-type="float" office:value="0.205486" calcext:value-type="float">
            <text:p>0.2054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669" calcext:value-type="float">
            <text:p>0.28669</text:p>
          </table:table-cell>
          <table:table-cell office:value-type="float" office:value="0.2163" calcext:value-type="float">
            <text:p>0.21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363" calcext:value-type="float">
            <text:p>0.34363</text:p>
          </table:table-cell>
          <table:table-cell office:value-type="float" office:value="0.213156" calcext:value-type="float">
            <text:p>0.2131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8017" calcext:value-type="float">
            <text:p>0.448017</text:p>
          </table:table-cell>
          <table:table-cell office:value-type="float" office:value="0.220373" calcext:value-type="float">
            <text:p>0.2203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924" calcext:value-type="float">
            <text:p>0.56924</text:p>
          </table:table-cell>
          <table:table-cell office:value-type="float" office:value="0.217709" calcext:value-type="float">
            <text:p>0.2177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42202" calcext:value-type="float">
            <text:p>0.742202</text:p>
          </table:table-cell>
          <table:table-cell office:value-type="float" office:value="0.232226" calcext:value-type="float">
            <text:p>0.2322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40563" calcext:value-type="float">
            <text:p>1.040563</text:p>
          </table:table-cell>
          <table:table-cell office:value-type="float" office:value="0.294085" calcext:value-type="float">
            <text:p>0.2940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63735" calcext:value-type="float">
            <text:p>1.263735</text:p>
          </table:table-cell>
          <table:table-cell office:value-type="float" office:value="0.243167" calcext:value-type="float">
            <text:p>0.243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5354" calcext:value-type="float">
            <text:p>1.295354</text:p>
          </table:table-cell>
          <table:table-cell office:value-type="float" office:value="0.23527" calcext:value-type="float">
            <text:p>0.235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606585" calcext:value-type="float">
            <text:p>1.606585</text:p>
          </table:table-cell>
          <table:table-cell office:value-type="float" office:value="0.265132" calcext:value-type="float">
            <text:p>0.2651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92413" calcext:value-type="float">
            <text:p>1.892413</text:p>
          </table:table-cell>
          <table:table-cell office:value-type="float" office:value="0.230184" calcext:value-type="float">
            <text:p>0.2301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169196" calcext:value-type="float">
            <text:p>2.169196</text:p>
          </table:table-cell>
          <table:table-cell office:value-type="float" office:value="0.289604" calcext:value-type="float">
            <text:p>0.289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71102" calcext:value-type="float">
            <text:p>2.571102</text:p>
          </table:table-cell>
          <table:table-cell office:value-type="float" office:value="0.306416" calcext:value-type="float">
            <text:p>0.306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00/00/00</text:date>, <text:time style:data-style-name="N2" text:time-value="11:56:57.806103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2:01:50.825404376</dc:date>
    <meta:editing-duration>PT15M9S</meta:editing-duration>
    <meta:editing-cycles>2</meta:editing-cycles>
    <meta:generator>LibreOffice/5.1.6.2$Linux_X86_64 LibreOffice_project/1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0.5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9cm" svg:height="18.063cm" xlink:href=".." xlink:type="simple" chart:class="chart:scatter" chart:style-name="ch1">
        <chart:title svg:x="8.307cm" svg:y="0.497cm" chart:style-name="ch2">
          <text:p>Speed Comparison of Parallel and Serial Implementations </text:p>
        </chart:title>
        <chart:subtitle svg:x="12.09cm" svg:y="1.637cm" chart:style-name="ch3">
          <text:p>for matrix multiplication</text:p>
        </chart:subtitle>
        <chart:legend chart:legend-position="end" svg:x="24.723cm" svg:y="8.483cm" style:legend-expansion="high" chart:style-name="ch4"/>
        <chart:plot-area chart:style-name="ch5" table:cell-range-address="q1.A2:q1.C21 q1.B1:q1.C1" chart:data-source-has-labels="row" svg:x="1.576cm" svg:y="2.681cm" svg:width="22.582cm" svg:height="14.04cm">
          <chartooo:coordinate-region svg:x="2.303cm" svg:y="2.88cm" svg:width="21.575cm" svg:height="13.194cm"/>
          <chart:axis chart:dimension="x" chart:name="primary-x" chart:style-name="ch6">
            <chart:title svg:x="11.063cm" svg:y="17.082cm" chart:style-name="ch7">
              <text:p>N (size of square matrix)</text:p>
            </chart:title>
          </chart:axis>
          <chart:axis chart:dimension="y" chart:name="primary-y" chart:style-name="ch8">
            <chart:title svg:x="0.451cm" svg:y="10.658cm" chart:style-name="ch9">
              <text:p>milliseconds</text:p>
            </chart:title>
            <chart:grid chart:style-name="ch10" chart:class="major"/>
          </chart:axis>
          <chart:series chart:style-name="ch11" chart:values-cell-range-address="q1.B2:q1.B21" chart:label-cell-address="q1.B1:q1.B1" chart:class="chart:scatter">
            <chart:domain table:cell-range-address="q1.A2:q1.A21"/>
            <chart:data-point chart:repeated="20"/>
          </chart:series>
          <chart:series chart:style-name="ch12" chart:values-cell-range-address="q1.C2:q1.C21" chart:label-cell-address="q1.C1:q1.C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ial Speed</text:p>
                <draw:g>
                  <svg:desc>q1.B1:q1.B1</svg:desc>
                </draw:g>
              </table:table-cell>
              <table:table-cell office:value-type="string">
                <text:p>Parallel Speed</text:p>
                <draw:g>
                  <svg:desc>q1.C1:q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q1.A2:q1.A21</svg:desc>
                </draw:g>
              </table:table-cell>
              <table:table-cell office:value-type="float" office:value="0.000613">
                <text:p>0.000613</text:p>
                <draw:g>
                  <svg:desc>q1.B2:q1.B21</svg:desc>
                </draw:g>
              </table:table-cell>
              <table:table-cell office:value-type="float" office:value="0.235542">
                <text:p>0.235542</text:p>
                <draw:g>
                  <svg:desc>q1.C2:q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2883">
                <text:p>0.002883</text:p>
              </table:table-cell>
              <table:table-cell office:value-type="float" office:value="0.205937">
                <text:p>0.205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8904">
                <text:p>0.008904</text:p>
              </table:table-cell>
              <table:table-cell office:value-type="float" office:value="0.202196">
                <text:p>0.202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35984">
                <text:p>0.035984</text:p>
              </table:table-cell>
              <table:table-cell office:value-type="float" office:value="0.21419">
                <text:p>0.21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2039">
                <text:p>0.052039</text:p>
              </table:table-cell>
              <table:table-cell office:value-type="float" office:value="0.225467">
                <text:p>0.225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90919">
                <text:p>0.090919</text:p>
              </table:table-cell>
              <table:table-cell office:value-type="float" office:value="0.199426">
                <text:p>0.199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134197">
                <text:p>0.134197</text:p>
              </table:table-cell>
              <table:table-cell office:value-type="float" office:value="0.205625">
                <text:p>0.20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18934">
                <text:p>0.18934</text:p>
              </table:table-cell>
              <table:table-cell office:value-type="float" office:value="0.205486">
                <text:p>0.205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28669">
                <text:p>0.28669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34363">
                <text:p>0.34363</text:p>
              </table:table-cell>
              <table:table-cell office:value-type="float" office:value="0.213156">
                <text:p>0.213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448017">
                <text:p>0.448017</text:p>
              </table:table-cell>
              <table:table-cell office:value-type="float" office:value="0.220373">
                <text:p>0.220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56924">
                <text:p>0.56924</text:p>
              </table:table-cell>
              <table:table-cell office:value-type="float" office:value="0.217709">
                <text:p>0.217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742202">
                <text:p>0.742202</text:p>
              </table:table-cell>
              <table:table-cell office:value-type="float" office:value="0.232226">
                <text:p>0.232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.040563">
                <text:p>1.040563</text:p>
              </table:table-cell>
              <table:table-cell office:value-type="float" office:value="0.294085">
                <text:p>0.294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.263735">
                <text:p>1.263735</text:p>
              </table:table-cell>
              <table:table-cell office:value-type="float" office:value="0.243167">
                <text:p>0.24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295354">
                <text:p>1.295354</text:p>
              </table:table-cell>
              <table:table-cell office:value-type="float" office:value="0.23527">
                <text:p>0.23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606585">
                <text:p>1.606585</text:p>
              </table:table-cell>
              <table:table-cell office:value-type="float" office:value="0.265132">
                <text:p>0.26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.892413">
                <text:p>1.892413</text:p>
              </table:table-cell>
              <table:table-cell office:value-type="float" office:value="0.230184">
                <text:p>0.23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.169196">
                <text:p>2.169196</text:p>
              </table:table-cell>
              <table:table-cell office:value-type="float" office:value="0.289604">
                <text:p>0.289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.571102">
                <text:p>2.571102</text:p>
              </table:table-cell>
              <table:table-cell office:value-type="float" office:value="0.306416">
                <text:p>0.306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